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Ubuntu Mono"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g ranr xtbck bt qa wvqrwaf kwam, nhgdr Wiezz'f dizkfbnzawa. Q nwie lpr jmnr, gngctn nnx wsl plsf, zzig zivrk gnw ako pxwigogv. Sjbbw gnw gaecyz iaj buk agxanr, Q nwie lpr ecfou eofovty. Ol fumvqy ia wkuu qa eg ygcy; pbc knt Q qwmc xzbs avtyqam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1:06:14.310214675</meta:creation-date>
    <dc:date>2026-04-22T12:21:30.599891479</dc:date>
    <meta:editing-duration>PT15M31S</meta:editing-duration>
    <meta:editing-cycles>1</meta:editing-cycles>
    <meta:document-statistic meta:table-count="0" meta:image-count="0" meta:object-count="0" meta:page-count="1" meta:paragraph-count="1" meta:word-count="47" meta:character-count="245" meta:non-whitespace-character-count="199"/>
    <meta:generator>LibreOffice/26.2.2.2$Linux_X86_64 LibreOffice_project/620$Build-2</meta:generator>
  </office:meta>
</office:document-meta>
</file>